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3.45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draw:textarea-horizontal-align="left" draw:textarea-vertical-align="top" draw:auto-grow-height="false" draw:fit-to-size="shrink-to-fit" fo:min-height="12.178cm"/>
    </style:style>
    <style:style style:name="pr5" style:family="presentation" style:parent-style-name="Default-subtitle">
      <style:graphic-properties draw:fill-color="#ffffff" draw:auto-grow-height="false" draw:fit-to-size="shrink-to-fit" fo:min-height="12.178cm"/>
    </style:style>
    <style:style style:name="P1" style:family="paragraph">
      <style:paragraph-properties fo:text-align="start"/>
    </style:style>
    <style:style style:name="P2" style:family="paragraph">
      <style:text-properties fo:font-size="32pt"/>
    </style:style>
    <style:style style:name="P3" style:family="paragraph">
      <style:text-properties fo:font-size="20pt"/>
    </style:style>
    <style:style style:name="P4" style:family="paragraph">
      <style:paragraph-properties fo:text-align="start"/>
      <style:text-properties style:font-name="Arial2"/>
    </style:style>
    <style:style style:name="P5" style:family="paragraph">
      <style:paragraph-properties fo:text-align="start"/>
      <style:text-properties fo:font-size="32pt"/>
    </style:style>
    <style:style style:name="P6" style:family="paragraph">
      <style:paragraph-properties fo:text-align="start"/>
      <style:text-properties fo:font-size="32pt" style:font-size-asian="32pt" style:font-size-complex="32pt"/>
    </style:style>
    <style:style style:name="T1" style:family="text">
      <style:text-properties fo:font-size="24pt" style:font-size-asian="24pt" style:font-size-complex="24pt"/>
    </style:style>
    <style:style style:name="T2" style:family="text">
      <style:text-properties fo:font-size="32pt"/>
    </style:style>
    <style:style style:name="T3" style:family="text">
      <style:text-properties fo:font-size="24pt" style:text-underline-style="none" fo:font-weight="bold" style:font-size-asian="24pt" style:font-weight-asian="bold" style:font-size-complex="24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style:font-name="Courier New1" fo:font-size="24pt" style:font-size-asian="24pt" style:font-size-complex="24pt"/>
    </style:style>
    <style:style style:name="T6" style:family="text">
      <style:text-properties fo:font-size="24pt" fo:font-style="italic" style:font-size-asian="24pt" style:font-style-asian="italic" style:font-size-complex="24pt" style:font-style-complex="italic"/>
    </style:style>
    <style:style style:name="T7" style:family="text">
      <style:text-properties style:font-name="Arial2" fo:font-size="24pt" style:font-size-asian="24pt" style:font-size-complex="24pt"/>
    </style:style>
    <style:style style:name="T8" style:family="text">
      <style:text-properties style:font-name="Arial2" fo:font-size="24pt" fo:font-weight="bold" style:font-size-asian="24pt" style:font-weight-asian="bold" style:font-size-complex="24pt" style:font-weight-complex="bold"/>
    </style:style>
    <style:style style:name="T9"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 Tutoring</text:p>
          </draw:text-box>
        </draw:frame>
        <draw:frame presentation:style-name="pr2" draw:layer="layout" svg:width="24.639cm" svg:height="12.178cm" svg:x="1.4cm" svg:y="4.914cm" presentation:class="subtitle">
          <draw:text-box>
            <text:p>27th January 2016</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Recap</text:p>
          </draw:text-box>
        </draw:frame>
        <draw:frame presentation:style-name="pr4" draw:text-style-name="P1" draw:layer="layout" svg:width="24.039cm" svg:height="14.086cm" svg:x="2cm" svg:y="4.914cm" presentation:class="subtitle" presentation:user-transformed="true">
          <draw:text-box>
            <text:p text:style-name="P1">Last time we looked at :-</text:p>
            <text:p text:style-name="P1"/>
            <text:list text:style-name="L2">
              <text:list-item>
                <text:p text:style-name="P1"><text:span text:style-name="T1">the switch statement</text:span></text:p>
                <text:p text:style-name="P1"><text:span text:style-name="T1"/></text:p>
              </text:list-item>
              <text:list-item>
                <text:p text:style-name="P1"><text:span text:style-name="T1">strings as arrays of characters [ ]</text:span></text:p>
                <text:p text:style-name="P1"><text:span text:style-name="T1"/></text:p>
              </text:list-item>
              <text:list-item>
                <text:p text:style-name="P1"><text:span text:style-name="T1">printing strings whole </text:span><text:span text:style-name="T1"><text:tab/></text:span><text:span text:style-name="T1">%s</text:span></text:p>
                <text:p text:style-name="P1"><text:span text:style-name="T1"/></text:p>
              </text:list-item>
              <text:list-item>
                <text:p text:style-name="P1"><text:span text:style-name="T1">printing characters</text:span><text:span text:style-name="T1"><text:tab/></text:span><text:span text:style-name="T1"><text:tab/></text:span><text:span text:style-name="T1">%c</text:span></text:p>
                <text:p text:style-name="P1"><text:span text:style-name="T1"/></text:p>
              </text:list-item>
              <text:list-item>
                <text:p text:style-name="P1"><text:span text:style-name="T1">length of a string</text:span><text:span text:style-name="T1"><text:tab/></text:span><text:span text:style-name="T1"><text:tab/></text:span><text:span text:style-name="T1">strlen()</text:span></text:p>
                <text:p text:style-name="P1"><text:span text:style-name="T1"/></text:p>
              </text:list-item>
              <text:list-item>
                <text:p text:style-name="P1"><text:span text:style-name="T1">gets() <text:s text:c="27"/>- get a line of input</text:span></text:p>
                <text:p text:style-name="P1"><text:span text:style-name="T1"/></text:p>
              </text:list-item>
              <text:list-item>
                <text:p text:style-name="P1"><text:span text:style-name="T1">toupper() <text:s text:c="21"/>- convert to upper case</text:span></text:p>
                <text:p text:style-name="P1"><text:span text:style-name="T1"/></text:p>
              </text:list-item>
              <text:list-item>
                <text:p text:style-name="P1"><text:span text:style-name="T1">problems with Netbeans - fix is to use external console.</text:span></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hat is a Class?</text:p>
          </draw:text-box>
        </draw:frame>
        <draw:frame presentation:style-name="pr4" draw:text-style-name="P1" draw:layer="layout" svg:width="24.039cm" svg:height="14.086cm" svg:x="2cm" svg:y="4.914cm" presentation:class="subtitle" presentation:user-transformed="true">
          <draw:text-box>
            <text:p text:style-name="P1">Quite a hard question</text:p>
            <text:p text:style-name="P1"/>
            <text:list text:style-name="L2">
              <text:list-item>
                <text:p text:style-name="P1"><text:span text:style-name="T1">There is a class file, which you may have seen in Minecraft.</text:span></text:p>
                <text:list>
                  <text:list-item>
                    <text:p text:style-name="P1"><text:span text:style-name="T1">This belongs to the Java language. <text:s/>It contains all of the code and data that goes with a Java class.</text:span></text:p>
                  </text:list-item>
                </text:list>
                <text:p text:style-name="P1"><text:span text:style-name="T1"/></text:p>
              </text:list-item>
              <text:list-item>
                <text:p text:style-name="P1"><text:span text:style-name="T1">A Class generally is a description of an object, and it also means the type of the object.</text:span></text:p>
                <text:p text:style-name="P1"><text:span text:style-name="T1"/></text:p>
              </text:list-item>
              <text:list-item>
                <text:p text:style-name="P1"><text:span text:style-name="T1">An object is a thing that is made up of variables and functions, though they're called member variables and methods.</text:span></text:p>
                <text:p text:style-name="P1"><text:span text:style-name="T1"/></text:p>
              </text:list-item>
              <text:list-item>
                <text:p text:style-name="P1"><text:span text:style-name="T1">Instead of a function call, as we've done in C, you would send a message to an object, that would either change one of its variables, or make it execute one of its methods.</text:span></text:p>
                <text:p text:style-name="P1"><text:span text:style-name="T1"/></text:p>
              </text:list-item>
              <text:list-item>
                <text:p text:style-name="P1"><text:span text:style-name="T1">E.g. in Java, class might look like this :-</text:span></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hat is a Class?</text:p>
          </draw:text-box>
        </draw:frame>
        <draw:frame presentation:style-name="pr4" draw:text-style-name="P1" draw:layer="layout" svg:width="24.039cm" svg:height="14.086cm" svg:x="2cm" svg:y="4.914cm" presentation:class="subtitle" presentation:user-transformed="true">
          <draw:text-box>
            <text:p text:style-name="P1">public class myClass {</text:p>
            <text:p text:style-name="P1"/>
            <text:p text:style-name="P1">private int data1;</text:p>
            <text:p text:style-name="P1"/>
            <text:p text:style-name="P1">public </text:p>
            <text:p text:style-name="P1"/>
            <text:p text:style-name="P1">}</text:p>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Homework</text:p>
          </draw:text-box>
        </draw:frame>
        <draw:frame presentation:style-name="pr4" draw:text-style-name="P2" draw:layer="layout" svg:width="24.639cm" svg:height="12.178cm" svg:x="1.4cm" svg:y="4.914cm" presentation:class="subtitle" presentation:user-transformed="true">
          <draw:text-box>
            <text:p><text:span text:style-name="T2">How did you get on with the homework?</text:span></text:p>
            <text:p><text:span text:style-name="T2"/></text:p>
            <text:list text:style-name="L1">
              <text:list-item>
                <text:p text:style-name="P1"><text:span text:style-name="T1"><text:s/></text:span><text:span text:style-name="T1">Specimen solution code</text:span></text:p>
                <text:p text:style-name="P1"><text:span text:style-name="T1"/></text:p>
              </text:list-item>
              <text:list-item>
                <text:p text:style-name="P1"><text:span text:style-name="T1"><text:s/></text:span><text:span text:style-name="T1">What I was looking for :-</text:span></text:p>
              </text:list-item>
            </text:list>
            <text:p><text:span text:style-name="T2"/></text:p>
          </draw:text-box>
        </draw:frame>
        <presentation:notes draw:style-name="dp2">
          <draw:page-thumbnail draw:style-name="gr1" draw:layer="layout" svg:width="14.848cm" svg:height="11.135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Today we'll ...</text:p>
          </draw:text-box>
        </draw:frame>
        <draw:frame presentation:style-name="pr4" draw:text-style-name="P1" draw:layer="layout" svg:width="24.039cm" svg:height="12.178cm" svg:x="2cm" svg:y="4.914cm" presentation:class="subtitle" presentation:user-transformed="true">
          <draw:text-box>
            <text:p text:style-name="P1">Today we will look at :-</text:p>
            <text:p text:style-name="P1"/>
            <text:list text:style-name="L2">
              <text:list-item>
                <text:p text:style-name="P1"><text:span text:style-name="T1">C's terrible string handling</text:span></text:p>
                <text:p text:style-name="P1"><text:span text:style-name="T1"/></text:p>
              </text:list-item>
              <text:list-item>
                <text:p text:style-name="P1"><text:span text:style-name="T1">why gets() is dangerous</text:span></text:p>
                <text:p text:style-name="P1"><text:span text:style-name="T1"/></text:p>
              </text:list-item>
              <text:list-item>
                <text:p text:style-name="P1"><text:span text:style-name="T1">a brief look at streams</text:span></text:p>
                <text:p text:style-name="P1"><text:span text:style-name="T1"/></text:p>
              </text:list-item>
              <text:list-item>
                <text:p text:style-name="P1"><text:span text:style-name="T1">how fgets() is much better than gets()</text:span></text:p>
                <text:p text:style-name="P1"><text:span text:style-name="T1"/></text:p>
              </text:list-item>
              <text:list-item>
                <text:p text:style-name="P1"><text:span text:style-name="T1">comparing strings - strcmp()</text:span></text:p>
                <text:p text:style-name="P1"><text:span text:style-name="T1"/></text:p>
              </text:list-item>
              <text:list-item>
                <text:p text:style-name="P1"><text:span text:style-name="T1">joining string - srtcat</text:span></text:p>
                <text:p text:style-name="P1"><text:span text:style-name="T1"/></text:p>
              </text:list-item>
              <text:list-item>
                <text:p text:style-name="P1"><text:span text:style-name="T1">copying strings - strcpy</text:span></text:p>
                <text:p text:style-name="P1"><text:span text:style-name="T1"/></text:p>
              </text:list-item>
              <text:list-item>
                <text:p text:style-name="P1"><text:span text:style-name="T1">more things like toupper()</text:span></text:p>
              </text:list-item>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C's string handling</text:p>
          </draw:text-box>
        </draw:frame>
        <draw:frame presentation:style-name="pr4" draw:text-style-name="P1" draw:layer="layout" svg:width="24.039cm" svg:height="12.178cm" svg:x="2cm" svg:y="4.914cm" presentation:class="subtitle" presentation:user-transformed="true">
          <draw:text-box>
            <text:p text:style-name="P1"><text:span text:style-name="T1">As we saw last time, C strings are arrays of characters, and are null-terminated. <text:s/>They have a zero byte to mark the end. <text:s/>This isn't in itself a problem.</text:span></text:p>
            <text:p text:style-name="P1"><text:span text:style-name="T1"/></text:p>
            <text:p text:style-name="P1"><text:span text:style-name="T1">Its not really the string handling, its really the terrible way that C handles arrays.</text:span></text:p>
            <text:p text:style-name="P1"><text:span text:style-name="T1"/></text:p>
            <text:p text:style-name="P1"><text:span text:style-name="T1">It does not check </text:span><text:span text:style-name="T3">array bounds</text:span><text:span text:style-name="T1">. <text:s/>It is very easy to go past the real end of a string, into a memory area used for other things, and not even know about it.</text:span></text:p>
            <text:p text:style-name="P1"><text:span text:style-name="T1"/></text:p>
            <text:p text:style-name="P1"><text:span text:style-name="T1">C looks at arrays as a simple region of memory. <text:s/>It does not worry about sizes, or who owns what, at run-time. <text:s/>This helps make it very fast. <text:s/></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compile-time and run-time</text:p>
          </draw:text-box>
        </draw:frame>
        <draw:frame presentation:style-name="pr4" draw:text-style-name="P1" draw:layer="layout" svg:width="24.039cm" svg:height="14.686cm" svg:x="2cm" svg:y="4.914cm" presentation:class="subtitle" presentation:user-transformed="true">
          <draw:text-box>
            <text:p text:style-name="P1"><text:span text:style-name="T1">For a program, there are two times :-</text:span></text:p>
            <text:p text:style-name="P1"><text:span text:style-name="T1"/></text:p>
            <text:p text:style-name="P1"><text:span text:style-name="T1">compile-time</text:span></text:p>
            <text:p text:style-name="P1"><text:span text:style-name="T1"><text:tab/></text:span><text:span text:style-name="T1">When a program is being compiled.</text:span></text:p>
            <text:p text:style-name="P1"><text:span text:style-name="T1"/></text:p>
            <text:p text:style-name="P1"><text:span text:style-name="T1">run-time</text:span></text:p>
            <text:p text:style-name="P1"><text:span text:style-name="T1"><text:tab/></text:span><text:span text:style-name="T1">When a program is run.</text:span></text:p>
            <text:p text:style-name="P1"><text:span text:style-name="T1"/></text:p>
            <text:p text:style-name="P1"><text:span text:style-name="T1">Some checks can be done when a program is compiled. <text:s/>These are called compile-time checks. <text:s/>These include looking for things like undeclared variables, and using a variable before it is assigned a value.</text:span></text:p>
            <text:p text:style-name="P1"><text:span text:style-name="T1"/></text:p>
            <text:p text:style-name="P1"><text:span text:style-name="T1">In C, very few checks are done at run-time. <text:s/>It makes it fast, but more vulnerable to problems. <text:s/>No checks are done on whether we've gone past the beginning, or end, of a string. <text:s/>Those are (often) left to the programmer.</text:span></text:p>
            <text:p text:style-name="P1"><text:span text:style-name="T1"/></text:p>
            <text:p text:style-name="P1"><text:span text:style-name="T1">Hence the emphasis on good design, programming style and good error-handling.</text:span></text:p>
            <text:p text:style-name="P1"><text:span text:style-name="T1"/></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hy gets() is dangerous</text:p>
          </draw:text-box>
        </draw:frame>
        <draw:frame presentation:style-name="pr4" draw:text-style-name="P1" draw:layer="layout" svg:width="24.039cm" svg:height="14.686cm" svg:x="2cm" svg:y="4.914cm" presentation:class="subtitle" presentation:user-transformed="true">
          <draw:text-box>
            <text:p text:style-name="P1"><text:span text:style-name="T1">Gets() accepts a line of input and stores it in the string provided.</text:span></text:p>
            <text:p text:style-name="P1"><text:span text:style-name="T1"/></text:p>
            <text:p text:style-name="P1"><text:span text:style-name="T1">However, it </text:span><text:span text:style-name="T4">does not check</text:span><text:span text:style-name="T1"> that the input it received will fit in the string that you tell it to use.</text:span></text:p>
            <text:p text:style-name="P1"><text:span text:style-name="T1"/></text:p>
            <text:p text:style-name="P1"><text:span text:style-name="T1">Suppose we do this :-</text:span></text:p>
            <text:p text:style-name="P1"><text:span text:style-name="T1"/></text:p>
            <text:p text:style-name="P1"><text:span text:style-name="T5">char buffer[20];</text:span></text:p>
            <text:p text:style-name="P1"><text:span text:style-name="T5">char password[] = “my secret password”;</text:span></text:p>
            <text:p text:style-name="P1"><text:span text:style-name="T5">int pinCode = 1234;</text:span></text:p>
            <text:p text:style-name="P1"><text:span text:style-name="T5"/></text:p>
            <text:p text:style-name="P1"><text:span text:style-name="T5">printf(“Enter your username: “);</text:span></text:p>
            <text:p text:style-name="P1"><text:span text:style-name="T5">gets(buffer);</text:span></text:p>
            <text:p text:style-name="P1"><text:span text:style-name="T1"/></text:p>
            <text:p text:style-name="P1"><text:span text:style-name="T1">What happens if we try to store 35 characters in the buffer?</text:span></text:p>
            <text:p text:style-name="P1"><text:span text:style-name="T1"/></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Answer</text:p>
          </draw:text-box>
        </draw:frame>
        <draw:frame presentation:style-name="pr4" draw:text-style-name="P1" draw:layer="layout" svg:width="24.039cm" svg:height="15.8cm" svg:x="2cm" svg:y="3.8cm" presentation:class="subtitle" presentation:user-transformed="true">
          <draw:text-box>
            <text:p text:style-name="P1"><text:span text:style-name="T1"/></text:p>
            <text:p text:style-name="P1"><text:span text:style-name="T1">If the password string is stored in memory straight after the input buffer, gets() will place some of its characters in the password string, and maybe even alter the value of pinCode!</text:span></text:p>
            <text:p text:style-name="P1"><text:span text:style-name="T1"/></text:p>
            <text:p text:style-name="P1"><text:span text:style-name="T1">Try this code in Netbeans:-</text:span></text:p>
            <text:p text:style-name="P1"><text:span text:style-name="T1"/></text:p>
            <text:p text:style-name="P1"><text:span text:style-name="T5">char buffer[20];</text:span></text:p>
            <text:p text:style-name="P1"><text:span text:style-name="T5">char password[] = “my secret password”;</text:span></text:p>
            <text:p text:style-name="P1"><text:span text:style-name="T5">int pinCode = 1234;</text:span></text:p>
            <text:p text:style-name="P1"><text:span text:style-name="T5"/></text:p>
            <text:p text:style-name="P1"><text:span text:style-name="T5">printf(“Before: password=%s and pin=%d“, password, pinCode);</text:span></text:p>
            <text:p text:style-name="P1"><text:span text:style-name="T5"/></text:p>
            <text:p text:style-name="P1"><text:span text:style-name="T5">printf(“Enter your username: “);</text:span></text:p>
            <text:p text:style-name="P1"><text:span text:style-name="T5">gets(buffer);</text:span></text:p>
            <text:p text:style-name="P1"><text:span text:style-name="T5"/></text:p>
            <text:p text:style-name="P1"><text:span text:style-name="T5">printf(“Username=%s\n”, buffer);</text:span></text:p>
            <text:p text:style-name="P1"><text:span text:style-name="T5">printf(“After: password=%s and pin=%d“, password, pinCode);</text:span></text:p>
            <text:p text:style-name="P1"><text:span text:style-name="T5"/></text:p>
            <text:p text:style-name="P1"><text:span text:style-name="T1">Compile this with -fno-stack-protection option turned on.</text:span></text:p>
            <text:p text:style-name="P1"><text:span text:style-name="T1">May need to change order of variable declaration to get it to work.</text:span></text:p>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Buffer overflows</text:p>
          </draw:text-box>
        </draw:frame>
        <draw:frame presentation:style-name="pr4" draw:text-style-name="P1" draw:layer="layout" svg:width="24.039cm" svg:height="14.686cm" svg:x="2cm" svg:y="4.914cm" presentation:class="subtitle" presentation:user-transformed="true">
          <draw:text-box>
            <text:p text:style-name="P1"><text:span text:style-name="T1">You may have heard of buffer overflow attacks.</text:span></text:p>
            <text:p text:style-name="P1"><text:span text:style-name="T1"><text:s/></text:span></text:p>
            <text:p text:style-name="P1"><text:span text:style-name="T1">This happens when something like what we've just seen takes place.</text:span></text:p>
            <text:p text:style-name="P1"><text:span text:style-name="T1"/></text:p>
            <text:p text:style-name="P1"><text:span text:style-name="T1">When a user enters something, if they enter a very long line of text, it may end up being stored in memory that it isn't meant to be written to. <text:s/>The input string has “</text:span><text:span text:style-name="T6">overflowed</text:span><text:span text:style-name="T1">” the amount of space it was meant to occupy.</text:span></text:p>
            <text:p text:style-name="P1"><text:span text:style-name="T1"/></text:p>
            <text:p text:style-name="P1"><text:span text:style-name="T1">Other variables and code may be changed as a result, and sometimes this can be used to break into a program or system, or gain higher privileges than you should have.</text:span></text:p>
            <text:p text:style-name="P1"><text:span text:style-name="T1"/></text:p>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strcmp - comparing strings</text:p>
          </draw:text-box>
        </draw:frame>
        <draw:frame presentation:style-name="pr4" draw:text-style-name="P1" draw:layer="layout" svg:width="24.039cm" svg:height="14.686cm" svg:x="2cm" svg:y="4.914cm" presentation:class="subtitle" presentation:user-transformed="true">
          <draw:text-box>
            <text:p text:style-name="P1"><text:span text:style-name="T1">strcmp() takes two strings and compares them. <text:s/>Its function definition looks like this :-</text:span></text:p>
            <text:p text:style-name="P1"><text:span text:style-name="T1"/></text:p>
            <text:p text:style-name="P1"><text:span text:style-name="T5">int strcmp(firstString, secondString);</text:span></text:p>
            <text:p text:style-name="P1"><text:span text:style-name="T1"/></text:p>
            <text:p text:style-name="P1"><text:span text:style-name="T1">It returns 0 if they are equal.</text:span></text:p>
            <text:p text:style-name="P1"><text:span text:style-name="T1"/></text:p>
            <text:p text:style-name="P1"><text:span text:style-name="T1">If they aren't equal, it looks at the first character that is different.</text:span></text:p>
            <text:p text:style-name="P1"><text:span text:style-name="T1"/></text:p>
            <text:p text:style-name="P1"><text:span text:style-name="T1">Then it returns -1 that character in string1 is “before” the character in string2.</text:span></text:p>
            <text:p text:style-name="P1"><text:span text:style-name="T1"/></text:p>
            <text:p text:style-name="P1"><text:span text:style-name="T1">E.g. </text:span></text:p>
            <text:p text:style-name="P1"><text:span text:style-name="T1">strcmp (“bread”, “break”) is -1 because “d” comes before “k”</text:span></text:p>
            <text:p text:style-name="P1"><text:span text:style-name="T1"/></text:p>
            <text:p text:style-name="P1"><text:span text:style-name="T1">strcmp (“bream”, “break”) is +1 because “m” comes after “k”</text:span></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strcmp - code example</text:p>
          </draw:text-box>
        </draw:frame>
        <draw:frame presentation:style-name="pr4" draw:text-style-name="P1" draw:layer="layout" svg:width="24.039cm" svg:height="14.686cm" svg:x="2cm" svg:y="4.914cm" presentation:class="subtitle" presentation:user-transformed="true">
          <draw:text-box>
            <text:p text:style-name="P1"><text:span text:style-name="T1"/></text:p>
            <text:p text:style-name="P1"><text:span text:style-name="T1"><text:s/></text:span></text:p>
            <text:p text:style-name="P1"><text:span text:style-name="T1"/></text:p>
          </draw:text-box>
        </draw:frame>
        <draw:frame draw:style-name="gr2" draw:text-style-name="P1" draw:layer="layout" svg:width="25.902cm" svg:height="13.706cm" svg:x="1.4cm" svg:y="5.4cm">
          <draw:text-box>
            <text:p text:style-name="P1"><text:span text:style-name="T7">Try these examples in Netbeans:-</text:span></text:p>
            <text:p text:style-name="P1"><text:span text:style-name="T5"/></text:p>
            <text:p text:style-name="P1"><text:span text:style-name="T5">// should be -1</text:span></text:p>
            <text:p text:style-name="P1"><text:span text:style-name="T5">printf(“%d\n”, strcmp(“bread”, “break”));</text:span></text:p>
            <text:p text:style-name="P1"><text:span text:style-name="T5"/></text:p>
            <text:p text:style-name="P1"><text:span text:style-name="T5">// should be 0</text:span></text:p>
            <text:p text:style-name="P1"><text:span text:style-name="T5">printf(“%d\n”, strcmp(“bread”, “bread”));</text:span></text:p>
            <text:p text:style-name="P1"><text:span text:style-name="T5"/></text:p>
            <text:p text:style-name="P1"><text:span text:style-name="T5">// should be +1</text:span></text:p>
            <text:p text:style-name="P1"><text:span text:style-name="T5">printf(“%d\n”, strcmp(“bream”, “break”));</text:span></text:p>
            <text:p text:style-name="P1"><text:span text:style-name="T5"/></text:p>
            <text:p text:style-name="P1"><text:span text:style-name="T5"/></text:p>
          </draw:text-box>
        </draw:frame>
        <presentation:notes draw:style-name="dp2">
          <draw:page-thumbnail draw:style-name="gr1"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strcpy - copying strings</text:p>
          </draw:text-box>
        </draw:frame>
        <draw:frame presentation:style-name="pr4" draw:text-style-name="P1" draw:layer="layout" svg:width="24.039cm" svg:height="14.686cm" svg:x="2cm" svg:y="4.914cm" presentation:class="subtitle" presentation:user-transformed="true">
          <draw:text-box>
            <text:p text:style-name="P1"><text:span text:style-name="T1">strcpy() copies a string from one memory location to another.</text:span></text:p>
            <text:p text:style-name="P1"><text:span text:style-name="T1"/></text:p>
            <text:p text:style-name="P1"><text:span text:style-name="T1">e.g.</text:span></text:p>
            <text:p text:style-name="P1"><text:span text:style-name="T1"/></text:p>
            <text:p text:style-name="P1"><text:span text:style-name="T5">char string1[] = “Here I am”;</text:span></text:p>
            <text:p text:style-name="P1"><text:span text:style-name="T5">char string2[] = “.........”;</text:span></text:p>
            <text:p text:style-name="P1"><text:span text:style-name="T5"/></text:p>
            <text:p text:style-name="P1"><text:span text:style-name="T5">printf(“before: %s %s\n”, string1, string2);</text:span></text:p>
            <text:p text:style-name="P1"><text:span text:style-name="T5">strcpy(string2, string1);</text:span></text:p>
            <text:p text:style-name="P1"><text:span text:style-name="T5">printf(“ after: %s %s\n”, string1, string2);</text:span></text:p>
            <text:p text:style-name="P1"><text:span text:style-name="T1"/></text:p>
            <text:p text:style-name="P1"><text:span text:style-name="T1">the first argument is the destination,</text:span></text:p>
            <text:p text:style-name="P1"><text:span text:style-name="T1">the second argument is the source.</text:span></text:p>
            <text:p text:style-name="P1"><text:span text:style-name="T1"/></text:p>
            <text:p text:style-name="P1"><text:span text:style-name="T1">If there isn't enough space in the destination for all of the letters from the source … what happens?</text:span></text:p>
            <text:p text:style-name="P1"><text:span text:style-name="T1"/></text:p>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careless strcpy</text:p>
          </draw:text-box>
        </draw:frame>
        <draw:frame presentation:style-name="pr4" draw:text-style-name="P1" draw:layer="layout" svg:width="24.039cm" svg:height="14.686cm" svg:x="2cm" svg:y="4.914cm" presentation:class="subtitle" presentation:user-transformed="true">
          <draw:text-box>
            <text:p text:style-name="P1"><text:span text:style-name="T1">Answer - </text:span></text:p>
            <text:p text:style-name="P1"><text:span text:style-name="T1"/></text:p>
            <text:p text:style-name="P1"><text:span text:style-name="T1">It will overwrite whatever memory is after the destination string, quite possibly changing other variables, or - if it was code there - crashing the program.</text:span></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strcpy - example</text:p>
          </draw:text-box>
        </draw:frame>
        <draw:frame presentation:style-name="pr4" draw:text-style-name="P1" draw:layer="layout" svg:width="24.039cm" svg:height="14.686cm" svg:x="2cm" svg:y="4.914cm" presentation:class="subtitle" presentation:user-transformed="true">
          <draw:text-box>
            <text:p text:style-name="P1"><text:span text:style-name="T1">Need an example.</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strcat - joining strings</text:p>
          </draw:text-box>
        </draw:frame>
        <draw:frame presentation:style-name="pr4" draw:text-style-name="P1" draw:layer="layout" svg:width="24.039cm" svg:height="14.686cm" svg:x="2cm" svg:y="4.914cm" presentation:class="subtitle" presentation:user-transformed="true">
          <draw:text-box>
            <text:p text:style-name="P1"><text:span text:style-name="T1">strcat() joins two strings together. <text:s/>It is called like this:-</text:span></text:p>
            <text:p text:style-name="P1"><text:span text:style-name="T1"/></text:p>
            <text:p text:style-name="P1"><text:span text:style-name="T5">strcat(destination, source);</text:span></text:p>
            <text:p text:style-name="P1"><text:span text:style-name="T1"/></text:p>
            <text:p text:style-name="P1"><text:span text:style-name="T1">It adds a copy of the source string on to the end of the destination string.</text:span></text:p>
            <text:p text:style-name="P1"><text:span text:style-name="T1"/></text:p>
            <text:p text:style-name="P1"><text:span text:style-name="T1">It takes care of putting the final null in for us.</text:span></text:p>
            <text:p text:style-name="P1"><text:span text:style-name="T1"/></text:p>
            <text:p text:style-name="P1"><text:span text:style-name="T1">The 'cat' bit is short for </text:span><text:span text:style-name="T6">concatenate</text:span><text:span text:style-name="T1">, meaning to join things together.</text:span></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strcat - example</text:p>
          </draw:text-box>
        </draw:frame>
        <draw:frame presentation:style-name="pr4" draw:text-style-name="P1" draw:layer="layout" svg:width="24.039cm" svg:height="14.686cm" svg:x="2cm" svg:y="4.914cm" presentation:class="subtitle" presentation:user-transformed="true">
          <draw:text-box>
            <text:p text:style-name="P1"><text:span text:style-name="T5">void strcatDemo() {</text:span></text:p>
            <text:p text:style-name="P1"><text:span text:style-name="T5"><text:s text:c="4"/></text:span></text:p>
            <text:p text:style-name="P1"><text:span text:style-name="T5"><text:s text:c="4"/></text:span><text:span text:style-name="T5">printf("\nStrcat Demo :-\n");</text:span></text:p>
            <text:p text:style-name="P1"><text:span text:style-name="T5"/></text:p>
            <text:p text:style-name="P1"><text:span text:style-name="T5"><text:s text:c="4"/></text:span><text:span text:style-name="T5">/* an empty string of 80 characters */</text:span></text:p>
            <text:p text:style-name="P1"><text:span text:style-name="T5"><text:s text:c="4"/></text:span><text:span text:style-name="T5">char aString[80];</text:span></text:p>
            <text:p text:style-name="P1"><text:span text:style-name="T5"><text:s text:c="4"/></text:span></text:p>
            <text:p text:style-name="P1"><text:span text:style-name="T5"><text:s text:c="4"/></text:span><text:span text:style-name="T5">/* copy a word into string */</text:span></text:p>
            <text:p text:style-name="P1"><text:span text:style-name="T5"><text:s text:c="4"/></text:span><text:span text:style-name="T5">strcpy(aString, "these ");</text:span></text:p>
            <text:p text:style-name="P1"><text:span text:style-name="T5"><text:s text:c="4"/></text:span></text:p>
            <text:p text:style-name="P1"><text:span text:style-name="T5"><text:s text:c="4"/></text:span><text:span text:style-name="T5">/* concatenate words onto it */</text:span></text:p>
            <text:p text:style-name="P1"><text:span text:style-name="T5"><text:s text:c="4"/></text:span><text:span text:style-name="T5">strcat(aString, "strings ");</text:span></text:p>
            <text:p text:style-name="P1"><text:span text:style-name="T5"><text:s text:c="4"/></text:span><text:span text:style-name="T5">strcat(aString, "are ");</text:span></text:p>
            <text:p text:style-name="P1"><text:span text:style-name="T5"><text:s text:c="4"/></text:span><text:span text:style-name="T5">strcat(aString, "concatenated.");</text:span></text:p>
            <text:p text:style-name="P1"><text:span text:style-name="T5"><text:s text:c="4"/></text:span></text:p>
            <text:p text:style-name="P1"><text:span text:style-name="T5"><text:s text:c="4"/></text:span><text:span text:style-name="T5">/* print it */</text:span></text:p>
            <text:p text:style-name="P1"><text:span text:style-name="T5"><text:s text:c="4"/></text:span><text:span text:style-name="T5">printf("%s\n", aString);</text:span></text:p>
            <text:p text:style-name="P1"><text:span text:style-name="T5">}</text:span></text:p>
          </draw:text-box>
        </draw:frame>
        <presentation:notes draw:style-name="dp2">
          <draw:page-thumbnail draw:style-name="gr1" draw:layer="layout" svg:width="14.848cm" svg:height="11.135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turning strings into numbers</text:p>
          </draw:text-box>
        </draw:frame>
        <draw:frame presentation:style-name="pr4" draw:text-style-name="P4" draw:layer="layout" svg:width="24.039cm" svg:height="14.686cm" svg:x="2cm" svg:y="4.914cm" presentation:class="subtitle" presentation:user-transformed="true">
          <draw:text-box>
            <text:p text:style-name="P1"><text:span text:style-name="T7">We have several ways of doing this. <text:s/>The one we will look at is a function called </text:span><text:span text:style-name="T8">strtol</text:span><text:span text:style-name="T7">: string-to-long.</text:span></text:p>
            <text:p text:style-name="P1"><text:span text:style-name="T7"/></text:p>
            <text:p text:style-name="P1"><text:span text:style-name="T7">It is very powerful, and we'll use a simplified version of it.</text:span></text:p>
            <text:p text:style-name="P1"><text:span text:style-name="T7"/></text:p>
            <text:p text:style-name="P1"><text:span text:style-name="T7">Its function definition is :-</text:span></text:p>
            <text:p text:style-name="P1"><text:span text:style-name="T7"/></text:p>
            <text:p text:style-name="P1"><text:span text:style-name="T5">long int strtol (string_to_convert, NULL, int base);</text:span></text:p>
            <text:p text:style-name="P1"><text:span text:style-name="T7"/></text:p>
            <text:p text:style-name="P1"><text:span text:style-name="T7">We give it a string to convert, the middle parameter is NULL, and lastly the number base to use.</text:span></text:p>
            <text:p text:style-name="P1"><text:span text:style-name="T7"/></text:p>
            <text:p text:style-name="P1"><text:span text:style-name="T7">So, we can input numbers in base 10, base 16 (hexadecimal), binary, or base 36 if we want to.</text:span></text:p>
          </draw:text-box>
        </draw:fram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strtol</text:p>
          </draw:text-box>
        </draw:frame>
        <draw:frame presentation:style-name="pr4" draw:text-style-name="P4" draw:layer="layout" svg:width="24.039cm" svg:height="14.686cm" svg:x="2cm" svg:y="4.914cm" presentation:class="subtitle" presentation:user-transformed="true">
          <draw:text-box>
            <text:p text:style-name="P1"><text:span text:style-name="T7">It either returns a value, or zero if no number was encountered.</text:span></text:p>
            <text:p text:style-name="P1"><text:span text:style-name="T7"/></text:p>
            <text:p text:style-name="P1"><text:span text:style-name="T7">It does other things if it meets a number too big or too small to fit into a long int, but we put off looking at that 'til later.</text:span></text:p>
            <text:p text:style-name="P1"><text:span text:style-name="T7"/></text:p>
            <text:p text:style-name="P1"><text:span text:style-name="T7"><text:s/></text:span></text:p>
            <text:p text:style-name="P1"><text:span text:style-name="T7"/></text:p>
            <text:p text:style-name="P1"><text:span text:style-name="T7"/></text:p>
          </draw:text-box>
        </draw:frame>
        <presentation:notes draw:style-name="dp2">
          <draw:page-thumbnail draw:style-name="gr1"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strtol example</text:p>
          </draw:text-box>
        </draw:frame>
        <draw:frame presentation:style-name="pr4" draw:text-style-name="P4" draw:layer="layout" svg:width="24.8cm" svg:height="15.6cm" svg:x="2cm" svg:y="4cm" presentation:class="subtitle" presentation:user-transformed="true">
          <draw:text-box>
            <text:p text:style-name="P1"><text:span text:style-name="T5">void strtolDemo() {</text:span></text:p>
            <text:p text:style-name="P1"><text:span text:style-name="T5"><text:s text:c="4"/></text:span></text:p>
            <text:p text:style-name="P1"><text:span text:style-name="T5"><text:tab/></text:span><text:span text:style-name="T5"><text:tab/></text:span><text:span text:style-name="T5">char aString[]=”123456789”;</text:span></text:p>
            <text:p text:style-name="P1"><text:span text:style-name="T5"><text:tab/></text:span><text:span text:style-name="T5"><text:tab/></text:span><text:span text:style-name="T5">long result;</text:span></text:p>
            <text:p text:style-name="P1"><text:span text:style-name="T5"><text:tab/></text:span><text:span text:style-name="T5"><text:tab/></text:span><text:span text:style-name="T5">int base = 10;</text:span></text:p>
            <text:p text:style-name="P1"><text:span text:style-name="T5"/></text:p>
            <text:p text:style-name="P1"><text:span text:style-name="T5"><text:tab/></text:span><text:span text:style-name="T5"><text:tab/></text:span><text:span text:style-name="T5">result = strtol(aString, NULL, base);</text:span><text:span text:style-name="T5"><text:tab/></text:span></text:p>
            <text:p text:style-name="P1"><text:span text:style-name="T5"><text:s text:c="4"/></text:span></text:p>
            <text:p text:style-name="P1"><text:span text:style-name="T5"><text:tab/></text:span><text:span text:style-name="T5"><text:tab/></text:span><text:span text:style-name="T5">/* print it */</text:span></text:p>
            <text:p text:style-name="P1"><text:span text:style-name="T5"><text:tab/></text:span><text:span text:style-name="T5"><text:tab/></text:span><text:span text:style-name="T5">printf("%s converts to %ld\n", aString,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result);</text:span></text:p>
            <text:p text:style-name="P1"><text:span text:style-name="T5"><text:tab/></text:span><text:span text:style-name="T5"><text:tab/></text:span><text:span text:style-name="T5">}</text:span></text:p>
            <text:p text:style-name="P1"><text:span text:style-name="T5"/></text:p>
            <text:p text:style-name="P1"><text:span text:style-name="T7">try this with negative numbers</text:span></text:p>
            <text:p text:style-name="P1"><text:span text:style-name="T7">and base zero to convert hex and binary numbers</text:span></text:p>
            <text:p text:style-name="P1"><text:span text:style-name="T5"/></text:p>
            <text:p text:style-name="P1"><text:span text:style-name="T7"/></text:p>
            <text:p text:style-name="P1"><text:span text:style-name="T7"/></text:p>
          </draw:text-box>
        </draw:frame>
        <presentation:notes draw:style-name="dp2">
          <draw:page-thumbnail draw:style-name="gr1"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Homework</text:p>
          </draw:text-box>
        </draw:frame>
        <draw:frame presentation:style-name="pr4" draw:text-style-name="P4" draw:layer="layout" svg:width="24.039cm" svg:height="14.686cm" svg:x="2cm" svg:y="4.914cm" presentation:class="subtitle" presentation:user-transformed="true">
          <draw:text-box>
            <text:p text:style-name="P1"><text:span text:style-name="T7">Write a program that has a loop</text:span></text:p>
            <text:p text:style-name="P1"><text:span text:style-name="T7"/></text:p>
            <text:p text:style-name="P1"><text:span text:style-name="T7">In the loop, print a prompt message that asks for a number</text:span></text:p>
            <text:p text:style-name="P1"><text:span text:style-name="T7">read that number as a string with gets()</text:span></text:p>
            <text:p text:style-name="P1"><text:span text:style-name="T7">convert it to a base 10 long integer</text:span></text:p>
            <text:p text:style-name="P1"><text:span text:style-name="T7">print the original string, and the converted number</text:span></text:p>
            <text:p text:style-name="P1"><text:span text:style-name="T7"/></text:p>
            <text:p text:style-name="P1"><text:span text:style-name="T7">exit the loop if the user just entered an empty string. (from last weeks' homework)</text:span></text:p>
            <text:p text:style-name="P1"><text:span text:style-name="T7"/></text:p>
            <text:p text:style-name="P1"><text:span text:style-name="T7">What happens if you enter a very large negative or positive number?</text:span></text:p>
            <text:p text:style-name="P1"><text:span text:style-name="T7"><text:s/></text:span></text:p>
            <text:p text:style-name="P1"><text:span text:style-name="T7"/></text:p>
            <text:p text:style-name="P1"><text:span text:style-name="T7"/></text:p>
          </draw:text-box>
        </draw:frame>
        <presentation:notes draw:style-name="dp2">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Next time</text:p>
          </draw:text-box>
        </draw:frame>
        <draw:frame presentation:style-name="pr4" draw:text-style-name="P6" draw:layer="layout" svg:width="24.639cm" svg:height="12.178cm" svg:x="1.4cm" svg:y="4.914cm" presentation:class="subtitle" presentation:user-transformed="true">
          <draw:text-box>
            <text:p text:style-name="P5"><text:span text:style-name="T9">We now have just about enough to make our simple calculator</text:span></text:p>
            <text:p text:style-name="P5"><text:span text:style-name="T9"/></text:p>
            <text:p text:style-name="P5"><text:span text:style-name="T9">We need to design it, and to do this we'll use a simple state diagram.</text:span></text:p>
            <text:p text:style-name="P5"><text:span text:style-name="T9"/></text:p>
            <text:p text:style-name="P5"><text:span text:style-name="T9">Then we begin to build it.</text:span></text:p>
            <text:p text:style-name="P5"><text:span text:style-name="T9"/></text:p>
            <text:p text:style-name="P5"><text:span text:style-name="T9"/></text:p>
          </draw:text-box>
        </draw:frame>
        <presentation:notes draw:style-name="dp2">
          <draw:page-thumbnail draw:style-name="gr1" draw:layer="layout" svg:width="14.848cm" svg:height="11.135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 END --</text:p>
          </draw:text-box>
        </draw:frame>
        <draw:frame presentation:style-name="pr2" draw:text-style-name="P2" draw:layer="layout" svg:width="24.639cm" svg:height="12.178cm" svg:x="1.4cm" svg:y="4.914cm" presentation:class="subtitle" presentation:placeholder="true" presentation:user-transformed="true">
          <draw:text-box/>
        </draw:frame>
        <presentation:notes draw:style-name="dp2">
          <draw:page-thumbnail draw:style-name="gr1" draw:layer="layout" svg:width="14.848cm" svg:height="11.135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more useful string functions</text:p>
          </draw:text-box>
        </draw:frame>
        <draw:frame presentation:style-name="pr4" draw:text-style-name="P1" draw:layer="layout" svg:width="24.039cm" svg:height="14.686cm" svg:x="2cm" svg:y="4.914cm" presentation:class="subtitle" presentation:user-transformed="true">
          <draw:text-box>
            <text:p text:style-name="P1"><text:span text:style-name="T1">We've seen toupper(). <text:s/>There is also a tolower(), and several others.</text:span></text:p>
            <text:p text:style-name="P1"><text:span text:style-name="T1"/></text:p>
            <text:p text:style-name="P1"><text:span text:style-name="T1"/></text:p>
            <text:p text:style-name="P1"><text:span text:style-name="T1"/></text:p>
            <text:p text:style-name="P1"><text:span text:style-name="T1"/></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Title</text:p>
          </draw:text-box>
        </draw:frame>
        <draw:frame presentation:style-name="pr4" draw:text-style-name="P1" draw:layer="layout" svg:width="24.639cm" svg:height="12.178cm" svg:x="1.4cm" svg:y="4.914cm" presentation:class="subtitle" presentation:user-transformed="true">
          <draw:text-box>
            <text:list text:style-name="L1">
              <text:list-item>
                <text:p text:style-name="P1"><text:s/>Blank slide</text:p>
              </text:list-item>
              <text:list-item>
                <text:p text:style-name="P1"><text:s/>this is some text</text:p>
              </text:list-item>
            </text:list>
            <text:p text:style-name="P1"/>
            <text:p text:style-name="P1"/>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Homework</text:p>
          </draw:text-box>
        </draw:frame>
        <draw:frame presentation:style-name="pr5" draw:layer="layout" svg:width="24.639cm" svg:height="12.178cm" svg:x="1.4cm" svg:y="4.914cm" presentation:class="subtitle" presentation:placeholder="true" presentation:user-transformed="true">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draw:text-box>
            <text:p>? Streams</text:p>
          </draw:text-box>
        </draw:frame>
        <draw:frame presentation:style-name="pr4" draw:text-style-name="P5" draw:layer="layout" svg:width="24.039cm" svg:height="14.686cm" svg:x="2cm" svg:y="4.914cm" presentation:class="subtitle" presentation:user-transformed="true">
          <draw:text-box>
            <text:p text:style-name="P5"><text:span text:style-name="T1">Stdin, stdout and stderr</text:span></text:p>
            <text:p text:style-name="P5"><text:span text:style-name="T1"><text:s/></text:span></text:p>
            <text:p text:style-name="P5"><text:span text:style-name="T1"/></text:p>
          </draw:text-box>
        </draw:frame>
        <presentation:notes draw:style-name="dp2">
          <draw:page-thumbnail draw:style-name="gr1" draw:layer="layout" svg:width="14.848cm" svg:height="11.135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text:s/>? fgets() - a better way</text:p>
          </draw:text-box>
        </draw:frame>
        <draw:frame presentation:style-name="pr4" draw:text-style-name="P5" draw:layer="layout" svg:width="24.039cm" svg:height="14.686cm" svg:x="2cm" svg:y="4.914cm" presentation:class="subtitle" presentation:user-transformed="true">
          <draw:text-box>
            <text:p text:style-name="P5"><text:span text:style-name="T1">Fgets() reads characters from stdin, just like gets() does.</text:span></text:p>
            <text:p text:style-name="P5"><text:span text:style-name="T1"/></text:p>
            <text:p text:style-name="P5"><text:span text:style-name="T1">However, we tell it how many characters it can at most read.</text:span></text:p>
            <text:p text:style-name="P5"><text:span text:style-name="T1"><text:s/></text:span></text:p>
            <text:p text:style-name="P5"><text:span text:style-name="T1"/></text:p>
          </draw:text-box>
        </draw:frame>
        <presentation:notes draw:style-name="dp2">
          <draw:page-thumbnail draw:style-name="gr1" draw:layer="layout" svg:width="14.848cm" svg:height="11.135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Woodrow</meta:initial-creator>
    <meta:creation-date>2016-01-19T19:33:35</meta:creation-date>
    <dc:date>2016-01-26T13:31:53.103389764</dc:date>
    <dc:creator>Mark Woodrow</dc:creator>
    <meta:editing-duration>PT11H40M26S</meta:editing-duration>
    <meta:editing-cycles>10</meta:editing-cycles>
    <meta:generator>LibreOffice/4.2.8.2$Linux_x86 LibreOffice_project/420m0$Build-2</meta:generator>
    <meta:document-statistic meta:object-count="138"/>
  </office:meta>
</office:document-meta>
</file>